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d974" officeooo:paragraph-rsid="0013d974"/>
    </style:style>
    <style:style style:name="P2" style:family="paragraph" style:parent-style-name="Standard">
      <style:text-properties officeooo:rsid="0013d974" officeooo:paragraph-rsid="0015b674"/>
    </style:style>
    <style:style style:name="P3" style:family="paragraph" style:parent-style-name="Standard">
      <style:text-properties officeooo:rsid="0013d974" officeooo:paragraph-rsid="0015e0fd"/>
    </style:style>
    <style:style style:name="P4" style:family="paragraph" style:parent-style-name="Standard">
      <style:text-properties fo:font-style="italic" officeooo:rsid="0013d974" officeooo:paragraph-rsid="0015b674" style:font-style-asian="italic" style:font-style-complex="italic"/>
    </style:style>
    <style:style style:name="P5" style:family="paragraph" style:parent-style-name="Standard">
      <style:text-properties fo:font-style="normal" officeooo:rsid="0015c7e4" officeooo:paragraph-rsid="0015c7e4" style:font-style-asian="normal" style:font-style-complex="normal"/>
    </style:style>
    <style:style style:name="T1" style:family="text">
      <style:text-properties officeooo:rsid="0015b674"/>
    </style:style>
    <style:style style:name="T2" style:family="text">
      <style:text-properties fo:font-weight="bold" officeooo:rsid="0015b674" style:font-weight-asian="bold" style:font-weight-complex="bold"/>
    </style:style>
    <style:style style:name="T3" style:family="text">
      <style:text-properties officeooo:rsid="0015e0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Brandon Lundberg</text:span></text:p>
      <text:p text:style-name="P3"><text:span text:style-name="T3">CSCI 150</text:span></text:p>
      <text:p text:style-name="P3">Lab 3</text:p>
      <text:p text:style-name="P1"/>
      <text:p text:style-name="P1"><text:tab/>In my sequence diagram, I used all the same function calls that were included in the previous 2 lab assignments. I did notice that when a bank account is closed, the client should be able to receive their balance, so I added a return parameter for that function.</text:p>
      <text:p text:style-name="P1"/>
      <text:p text:style-name="P2"><text:tab/>In order to use multiple functions from this system, I came up with a situation involving a client, bank staff member, and the client's bank account. Here is the story: </text:p>
      <text:p text:style-name="P2"/>
      <text:p text:style-name="P4">The client has just <text:span text:style-name="T1">successfully broken out of jail, after being arrested for robbing the bank. Before he was arrested, he was able to deposit a large sum of money into a bank account. In order to get the money, he needs to hurry home to get his phone and wallet before withdrawing the money and attempting to flee the city. Once he has his phone, he</text:span><text:span text:style-name="T2"> logs into</text:span><text:span text:style-name="T1"> his bank's mobile provider to vi</text:span><text:span text:style-name="T2">ew his account</text:span><text:span text:style-name="T1">, to make sure the money is still there. While he is logged in, he also decides it would be smart to </text:span><text:span text:style-name="T2">send some of his money</text:span><text:span text:style-name="T1"> to his brother, who can hold it for him in case of an emergency. Then, he proceeds to </text:span><text:span text:style-name="T2">transfer</text:span><text:span text:style-name="T1"> the rest of the money from his savings into his checking account, so he can quickly withdraw the money when he arrives at the bank. He then </text:span><text:span text:style-name="T2">logs out</text:span><text:span text:style-name="T1"> of his mobile bank applications and continues to drive to the bank. As he arrives at the bank, he realizes that he cannot withdraw all that money through the atm, so he must go inside the bank and speak with a </text:span><text:span text:style-name="T2">bank staff member</text:span><text:span text:style-name="T1">. In order to withdraw all his money, the bank staff manager informs him that he must </text:span><text:span text:style-name="T2">close his accounts</text:span><text:span text:style-name="T1">. The client quickly agrees and asks the staff member to c</text:span><text:span text:style-name="T2">lose the accounts</text:span><text:span text:style-name="T1">. The bank manager </text:span><text:span text:style-name="T2">closes his checking account</text:span><text:span text:style-name="T1">, which had all of the </text:span><text:span text:style-name="T2">clients money</text:span><text:span text:style-name="T1">. Since the savings account was empty, he also </text:span><text:span text:style-name="T2">closed that account</text:span><text:span text:style-name="T1">, which was empty. After a couple of minutes, the bank staff member gives him his </text:span><text:span text:style-name="T2">total account balances</text:span><text:span text:style-name="T1">. The client then quickly runs outside to finish his escape, and drives off into the sunset...</text:span></text:p>
      <text:p text:style-name="P4"/>
      <text:p text:style-name="P5"><text:tab/>As you can see on the sequence diagram, the user begins by logging in and executing viewAccounts, sendMoneyMobile, and transferMoney functions. All of these functions are independent of each other and all access their bank account. After logging out, you can see that the user can request to close their bank account by the closeBankAccount function, which calls a member of the bank staff, who are the only ones who have the authorization to physically close the account. After the user's request, the bank staff member <text:span text:style-name="T3">closes the checking and savings account by the closeBankAccount function, which takes bank account type as a parameter, which is checking and saving in this example. After closing the accounts, the client receives the total balance as a of the closeBankAccount function. This ends the sit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6:45:32.441950358</meta:creation-date>
    <dc:date>2014-11-02T17:39:10.896138214</dc:date>
    <meta:editing-duration>PT3M37S</meta:editing-duration>
    <meta:editing-cycles>1</meta:editing-cycles>
    <meta:document-statistic meta:table-count="0" meta:image-count="0" meta:object-count="0" meta:page-count="1" meta:paragraph-count="7" meta:word-count="502" meta:character-count="2806" meta:non-whitespace-character-count="2307"/>
    <meta:generator>LibreOffice/4.2.6.3$Linux_X86_64 LibreOffice_project/420m0$Build-3</meta:generator>
  </office:meta>
</office:document-meta>
</file>